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9.43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2.29cm"/>
    </style:style>
    <style:style style:name="co17" style:family="table-column">
      <style:table-column-properties fo:break-before="auto" style:column-width="1.755cm"/>
    </style:style>
    <style:style style:name="co18" style:family="table-column">
      <style:table-column-properties fo:break-before="auto" style:column-width="10.617cm"/>
    </style:style>
    <style:style style:name="co20" style:family="table-column">
      <style:table-column-properties fo:break-before="auto" style:column-width="3.348cm"/>
    </style:style>
    <style:style style:name="co19" style:family="table-column">
      <style:table-column-properties fo:break-before="auto" style:column-width="3.36cm"/>
    </style:style>
    <style:style style:name="co25" style:family="table-column">
      <style:table-column-properties fo:break-before="auto" style:column-width="15.797cm"/>
    </style:style>
    <style:style style:name="co24" style:family="table-column">
      <style:table-column-properties fo:break-before="auto" style:column-width="14.076cm"/>
    </style:style>
    <style:style style:name="co26" style:family="table-column">
      <style:table-column-properties fo:break-before="auto" style:column-width="11.748cm"/>
    </style:style>
    <style:style style:name="co15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3.175cm"/>
    </style:style>
    <style:style style:name="co29" style:family="table-column">
      <style:table-column-properties fo:break-before="auto" style:column-width="26.943cm"/>
    </style:style>
    <style:style style:name="co30" style:family="table-column">
      <style:table-column-properties fo:break-before="auto" style:column-width="14.515cm"/>
    </style:style>
    <style:style style:name="ro2" style:family="table-row">
      <style:table-row-properties style:row-height="0.995cm" fo:break-before="auto" style:use-optimal-row-height="true"/>
    </style:style>
    <style:style style:name="ro32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0.519cm" fo:break-before="auto" style:use-optimal-row-height="true"/>
    </style:style>
    <style:style style:name="ro14" style:family="table-row">
      <style:table-row-properties style:row-height="2.418cm" fo:break-before="auto" style:use-optimal-row-height="true"/>
    </style:style>
    <style:style style:name="ro15" style:family="table-row">
      <style:table-row-properties style:row-height="0.995cm" fo:break-before="auto" style:use-optimal-row-height="true"/>
    </style:style>
    <style:style style:name="ro17" style:family="table-row">
      <style:table-row-properties style:row-height="2.32cm" fo:break-before="auto" style:use-optimal-row-height="false"/>
    </style:style>
    <style:style style:name="ro18" style:family="table-row">
      <style:table-row-properties style:row-height="1.901cm" fo:break-before="auto" style:use-optimal-row-height="false"/>
    </style:style>
    <style:style style:name="ro16" style:family="table-row">
      <style:table-row-properties style:row-height="1.944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ro19" style:family="table-row">
      <style:table-row-properties style:row-height="1.016cm" fo:break-before="auto" style:use-optimal-row-height="true"/>
    </style:style>
    <style:style style:name="ro20" style:family="table-row">
      <style:table-row-properties style:row-height="3.84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font-name="Verdana3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25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7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9" style:family="table-cell" style:parent-style-name="Default">
      <style:table-cell-properties fo:wrap-option="wrap"/>
      <style:text-properties style:font-name="Verdana3"/>
    </style:style>
    <style:style style:name="ce4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ext-properties fo:color="#c41a16"/>
    </style:style>
    <style:style style:name="ce3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Verdana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2" style:language-asian="en" style:country-asian="US" style:font-style-asian="normal" style:font-weight-asian="normal" style:font-name-complex="Verdan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/>
      <style:text-properties style:font-name="Verdana3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44" style:family="table-cell" style:parent-style-name="Default" style:data-style-name="N0">
      <style:table-cell-properties fo:wrap-option="wrap" style:vertical-align="top"/>
      <style:text-properties fo:color="#008000" fo:font-size="12pt" style:font-size-asian="12pt" style:font-size-complex="12pt"/>
    </style:style>
    <style:style style:name="T1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2" table:number-columns-repeated="1012" table:default-cell-style-name="Default"/>
        <table:table-row table:style-name="ro2">
          <table:table-cell table:style-name="ce33" office:value-type="string">
            <text:p>RuleID</text:p>
          </table:table-cell>
          <table:table-cell table:style-name="ce33" office:value-type="string">
            <text:p>rulenote</text:p>
          </table:table-cell>
          <table:table-cell table:style-name="ce33" office:value-type="string">
            <text:p>target</text:p>
          </table:table-cell>
          <table:table-cell table:style-name="ce33" office:value-type="string">
            <text:p>errorlevel</text:p>
          </table:table-cell>
          <table:table-cell table:style-name="ce33" office:value-type="string">
            <text:p>source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status</text:p>
          </table:table-cell>
          <table:table-cell table:style-name="ce40" office:value-type="string">
            <text:p>comment</text:p>
          </table:table-cell>
          <table:table-cell table:style-name="ce33" office:value-type="string">
            <text:p>resolution</text:p>
          </table:table-cell>
          <table:table-cell table:style-name="ce33" table:number-columns-repeated="1008"/>
          <table:table-cell table:style-name="ce42" table:number-columns-repeated="4"/>
          <table:table-cell table:number-columns-repeated="2"/>
        </table:table-row>
        <table:table-row table:style-name="ro32">
          <table:table-cell table:style-name="ce7" office:value-type="string">
            <text:p>BII2-T10-R025</text:p>
          </table:table-cell>
          <table:table-cell table:style-name="ce8" office:value-type="string">
            <text:p>Each document level allowance or charge details MUST have an allowance and charge reason tex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3</text:p>
          </table:table-cell>
          <table:table-cell table:style-name="ce9" office:value-type="string">
            <text:p>Document level allowances and charges details MUST have allowance and charge VAT category if the invoice has a VAT total amoun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1</text:p>
          </table:table-cell>
          <table:table-cell table:style-name="ce7" office:value-type="string">
            <text:p>An invoice MUST have a customization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2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2</text:p>
          </table:table-cell>
          <table:table-cell table:style-name="ce7" office:value-type="string">
            <text:p>An invoice MUST have a business profil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1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3</text:p>
          </table:table-cell>
          <table:table-cell table:style-name="ce7" office:value-type="string">
            <text:p>An invoice MUST have an invoic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4</text:p>
          </table:table-cell>
          <table:table-cell table:style-name="ce7" office:value-type="string">
            <text:p>An invoice MUST have an invoice issue dat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5</text:p>
          </table:table-cell>
          <table:table-cell table:style-name="ce7" office:value-type="string">
            <text:p>An invoice MUST specify the currency code for the docu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8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6</text:p>
          </table:table-cell>
          <table:table-cell table:style-name="ce7" office:value-type="string">
            <text:p>An invoice MUST have a seller name and/or a sell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8</text:p>
          </table:table-cell>
          <table:table-cell table:style-name="ce7" office:value-type="string">
            <text:p>An invoice MUST have a buyer name and/or a buy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0</text:p>
          </table:table-cell>
          <table:table-cell table:style-name="ce7" office:value-type="string">
            <text:p>An invoice MUST have the sum of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1</text:p>
          </table:table-cell>
          <table:table-cell table:style-name="ce7" office:value-type="string">
            <text:p>An invoice MUST have the invoice total without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2</text:p>
          </table:table-cell>
          <table:table-cell table:style-name="ce7" office:value-type="string">
            <text:p>An invoice MUST have the invoice total with VAT (value of purchase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3</text:p>
          </table:table-cell>
          <table:table-cell table:style-name="ce7" office:value-type="string">
            <text:p>An invoice MUST have the amount due for pay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4</text:p>
          </table:table-cell>
          <table:table-cell table:style-name="ce7" office:value-type="string">
            <text:p>An invoice MUST have at least one invoice lin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5</text:p>
          </table:table-cell>
          <table:table-cell table:style-name="ce8" office:value-type="string">
            <text:p>An invoice MUST specify the VAT total amount, if there are VAT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6</text:p>
          </table:table-cell>
          <table:table-cell table:style-name="ce8" office:value-type="string">
            <text:p>An invoice MUST contain VAT category details unless VAT total amount is omitted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8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38" office:value-type="string">
            <text:p>2ok</text:p>
          </table:table-cell>
          <table:table-cell table:style-name="ce41"/>
          <table:table-cell table:style-name="ce38" table:number-columns-repeated="247"/>
          <table:table-cell table:style-name="ce10" table:number-columns-repeated="766"/>
        </table:table-row>
        <table:table-row table:style-name="ro10">
          <table:table-cell table:style-name="ce7" office:value-type="string">
            <text:p>BII2-T10-R035</text:p>
          </table:table-cell>
          <table:table-cell table:style-name="ce7" office:value-type="string">
            <text:p>Invoice total with VAT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7</text:p>
          </table:table-cell>
          <table:table-cell table:style-name="ce7" office:value-type="string">
            <text:p>Amount due for payment in an invoice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4</text:p>
          </table:table-cell>
          <table:table-cell table:style-name="ce8" office:value-type="string">
            <text:p>A seller VAT identifier MUST be provided if the invoice has a VAT total amou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7</text:p>
          </table:table-cell>
          <table:table-cell table:style-name="ce7" office:value-type="string">
            <text:p>A buyer VAT identifier MUST be present if the VAT category code is reverse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8</text:p>
          </table:table-cell>
          <table:table-cell table:style-name="ce7" office:value-type="string">
            <text:p>An invoice with a VAT category code of reverse charge MUST NOT contain other VAT categories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9</text:p>
          </table:table-cell>
          <table:table-cell table:style-name="ce7" office:value-type="string">
            <text:p>The invoice total without VAT MUST be equal to the VAT category taxable amount if the VAT category code is reverse charg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4">
          <table:table-cell table:style-name="ce7" office:value-type="string">
            <text:p>BII2-T10-R050</text:p>
          </table:table-cell>
          <table:table-cell table:style-name="ce7" office:value-type="string">
            <text:p>The VAT category tax amount MUST be zero <text:s/>if the VAT category code is reverse charge (since there is only one VAT category allowed it follows that the invoice tax total for reverse charge invoices is zero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5">
          <table:table-cell table:style-name="ce7" office:value-type="string">
            <text:p>BII2-T10-R058</text:p>
          </table:table-cell>
          <table:table-cell table:style-name="ce8" office:value-type="string">
            <text:p>Invoice total without VAT MUST be equal to the sum of VAT category taxabl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7</text:p>
          </table:table-cell>
          <table:table-cell table:style-name="ce7" office:value-type="string">
            <text:p>Each invoice line MUST have an invoice line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2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8</text:p>
          </table:table-cell>
          <table:table-cell table:style-name="ce7" office:value-type="string">
            <text:p>Each invoice line MUST have an invoiced quantity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9</text:p>
          </table:table-cell>
          <table:table-cell table:style-name="ce7" office:value-type="string">
            <text:p>Each invoice line MUST have a quantity unit of measur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0</text:p>
          </table:table-cell>
          <table:table-cell table:style-name="ce7" office:value-type="string">
            <text:p>Each invoice line MUST have an invoice line net amount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7">
          <table:table-cell table:style-name="ce7" office:value-type="string">
            <text:p>BII2-T10-R021</text:p>
          </table:table-cell>
          <table:table-cell table:style-name="ce8" office:value-type="string">
            <text:p>Each invoice line MUST have an invoice line item name and/or the invoice line item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6</text:p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8">
          <table:table-cell table:style-name="ce7" office:value-type="string">
            <text:p>BII2-T10-R032</text:p>
          </table:table-cell>
          <table:table-cell table:style-name="ce8" office:value-type="string">
            <text:p>A scheme identifier for the invoice line item registered identifier MUST be provided if invoice line item registered identifiers are used to identify a product.(e.g. GTIN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06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4">
          <table:table-cell table:style-name="ce7" office:value-type="string">
            <text:p>BII2-T10-R033</text:p>
          </table:table-cell>
          <table:table-cell table:style-name="ce8" office:value-type="string">
            <text:p>A scheme identifier for a invoice line item commodity classification MUST be provided if invoice line item commodity classification are used to classify an invoice line item (e.g. CPV or UNSPSC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2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4</text:p>
          </table:table-cell>
          <table:table-cell table:style-name="ce7" office:value-type="string">
            <text:p>Invoice line item net price MUST NOT be negativ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6</text:p>
          </table:table-cell>
          <table:table-cell table:style-name="ce7" office:value-type="string">
            <text:p>Each invoice line MUST be categorized with the invoice line VAT category if the invoice has a VAT total amount 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/>
          <table:table-cell/>
          <table:table-cell table:style-name="ce7" table:number-columns-repeated="1012"/>
        </table:table-row>
        <table:table-row table:style-name="ro16">
          <table:table-cell table:style-name="ce7" office:value-type="string">
            <text:p>BII2-T10-R023</text:p>
          </table:table-cell>
          <table:table-cell table:style-name="ce8" office:value-type="string">
            <text:p>Each invoice period information MUST have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24</text:p>
          </table:table-cell>
          <table:table-cell table:style-name="ce8" office:value-type="string">
            <text:p>Each invoice period information MUST have an invoice period end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31</text:p>
          </table:table-cell>
          <table:table-cell table:style-name="ce7" office:value-type="string">
            <text:p>An invoice period end date MUST be later or equal to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invoice period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9</text:p>
          </table:table-cell>
          <table:table-cell table:style-name="ce7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0</text:p>
          </table:table-cell>
          <table:table-cell table:style-name="ce8" office:value-type="string">
            <text:p>A sellers financial institution identifier MUST be provided if the scheme of the account identifier is IBAN and the payment means is international bank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1</text:p>
          </table:table-cell>
          <table:table-cell table:style-name="ce7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2</text:p>
          </table:table-cell>
          <table:table-cell table:style-name="ce8" office:value-type="string">
            <text:p>A sellers financial institution identifier scheme MUST be BIC if the scheme of the account identifier is IBAN and the payment means type is international account transfer 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1</text:p>
          </table:table-cell>
          <table:table-cell table:style-name="ce7" office:value-type="string">
            <text:p>Sum of line amounts MUST equal the invoice line net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52</text:p>
          </table:table-cell>
          <table:table-cell table:style-name="ce7" office:value-type="string">
            <text:p>An invoice total without VAT MUST equal the sum of line amounts plus the sum of charges on document level minus the sum of allowances on document leve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3</text:p>
          </table:table-cell>
          <table:table-cell table:style-name="ce7" office:value-type="string">
            <text:p>An invoice total with VAT MUST equal the invoice total without VAT plus the VAT total amount and the rounding of invoice tota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6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4</text:p>
          </table:table-cell>
          <table:table-cell table:style-name="ce7" office:value-type="string">
            <text:p>The sum of allowances at document level MUST be equal to the sum of document level allowanc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5</text:p>
          </table:table-cell>
          <table:table-cell table:style-name="ce7" office:value-type="string">
            <text:p>The sum of charges at document level MUST be equal to the sum of document level charg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6</text:p>
          </table:table-cell>
          <table:table-cell table:style-name="ce7" office:value-type="string">
            <text:p>Amount due for payment MUST be equal to the invoice total amount with VAT minus the paid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7</text:p>
          </table:table-cell>
          <table:table-cell table:style-name="ce7" office:value-type="string">
            <text:p>Each VAT category details MUST have a VAT category taxable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8</text:p>
          </table:table-cell>
          <table:table-cell table:style-name="ce7" office:value-type="string">
            <text:p>Each VAT category details MUST have a VAT category tax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9</text:p>
          </table:table-cell>
          <table:table-cell table:style-name="ce7" office:value-type="string">
            <text:p>Every VAT category details MUST be defined through a VAT category code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0</text:p>
          </table:table-cell>
          <table:table-cell table:style-name="ce8" office:value-type="string">
            <text:p>The VAT category percentage MUST be provided if the VAT category code is standard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5</text:p>
          </table:table-cell>
          <table:table-cell table:style-name="ce11" office:value-type="string">
            <text:p>A VAT exemption reason MUST be provided if the VAT category code is exempt or reverse charge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7" table:number-columns-repeated="1023"/>
        </table:table-row>
        <table:table-row table:style-name="ro8" table:number-rows-repeated="983051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1">
        <table:table-column table:style-name="co19" table:default-cell-style-name="Default"/>
        <table:table-column table:style-name="co3" table:default-cell-style-name="Default"/>
        <table:table-column table:style-name="co29" table:default-cell-style-name="ce37"/>
        <table:table-column table:style-name="co24" table:default-cell-style-name="Default"/>
        <table:table-column table:style-name="co30" table:default-cell-style-name="Default"/>
        <table:table-column table:style-name="co15" table:number-columns-repeated="1019" table:default-cell-style-name="Default"/>
        <table:table-row table:style-name="ro10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34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34" office:value-type="string">
            <text:p>(cbc:Customization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34" office:value-type="string">
            <text:p>(cbc:Profil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34" office:value-type="string">
            <text:p>(cbc:IssueDat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34" office:value-type="string">
            <text:p>(cbc:Document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34" office:value-type="string">
            <text:p>(cac:AccountingSupplierParty/cac:Party/cac:PartyName/cbc:Name) or (cac:AccountingSuppli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34" office:value-type="string">
            <text:p>(cac:AccountingCustomerParty/cac:Party/cac:PartyName/cbc:Name) or (cac:AccountingCustom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35" office:value-type="string">
            <text:p>(cac:LegalMonetaryTotal/cbc:LineExtension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35" office:value-type="string">
            <text:p>(cac:LegalMonetaryTotal/cbc:TaxEx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35" office:value-type="string">
            <text:p>(cac:LegalMonetaryTotal/cbc:TaxIn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35" office:value-type="string">
            <text:p>(cac:LegalMonetaryTotal/cbc: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34" office:value-type="string">
            <text:p>(cac:InvoiceLin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35" office:value-type="string">
            <text:p>(cac:TaxTotal[cac:TaxSubtotal/cac:TaxCategory/cac:TaxScheme/cbc:ID = 'VAT']/cbc:TaxAmount) or not(cac:InvoiceLine/cac:TaxTotal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34" office:value-type="string">
            <text:p>(cbc:Invoic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34" office:value-type="string">
            <text:p>(cbc:Invoic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34" office:value-type="string">
            <text:p>cbc:LineExtensionAmount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35" office:value-type="string">
            <text:p>(cac:Item/cbc:Name) or (cac:Item/cac:StandardItemIdentification/cbc:ID) or <text:s/>(cac:Item/cac:SellersItemIdentification/cbc: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34" office:value-type="string">
            <text:p>(cbc:Start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34" office:value-type="string">
            <text:p>(cbc:End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34" office:value-type="string">
            <text:p>(cbc:AllowanceCharge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34" office:value-type="string">
            <text:p>(//cac:TaxScheme/cbc:ID = 'VAT') or not(/ubl:Invoice/cac:TaxTotal/cbc:Tax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35" office:value-type="string">
            <text:p>(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35" office:value-type="string">
            <text:p>(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34" office:value-type="string">
            <text:p>(cac:TaxCategory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34" office:value-type="string">
            <text:p>(cac:TaxCategory/cbc:Percent) or not(normalize-space(cac:TaxCategory/cbc:ID)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34" office:value-type="string">
            <text:p>(cbc:StartDate and cbc:EndDate) and (number(translate(cbc:StartDate,'-','')) &lt;= number(translate(cbc:EndDat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34" office:value-type="string">
            <text:p>(cac:Item/cac:StandardItemIdentification/cbc:ID/@schemeID) or not(cac:Item/cac:StandardItemIdent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35" office:value-type="string">
            <text:p>(//cac:CommodityClassification/cbc:ItemClassificationCode/@listID) or not(//cac:Commodity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34" office:value-type="string">
            <text:p>(cac:Price/cbc:Pric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34" office:value-type="string">
            <text:p>(cac:LegalMonetaryTotal/cbc:TaxInclusiv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34" office:value-type="string">
            <text:p>(cac:LegalMonetaryTotal/cbc: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34" office:value-type="string">
            <text:p>((normalize-space(cbc:PaymentMeansCode) = '31') and (cac:PayeeFinancialAccount/cbc:ID)) or (string(cbc:PaymentMeansCode)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34" office:value-type="string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34" office:value-type="string">
            <text:p>(cbc:PaymentMeans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34" office:value-type="string">
            <text:p>(cac:PayeeFinancialAccount/cac:FinancialInstitutionBranch/cac:FinancialInstitution/cbc:ID/@schemeID='BIC') and (cac:PayeeFinancialAccount/cbc:ID/@schemeID = 'IBAN') or not(cac:PayeeFinancialAccount/cbc:ID/@schemeID = 'IBAN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34" office:value-type="string">
            <text:p>(/ubl:Invoice/cac:TaxTotal/*/*/*/cbc:ID = 'VAT') and (cac:TaxCategory/cbc:ID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34" office:value-type="string">
            <text:p>(cac:AccountingSupplierParty/cac:Party/cac:PartyTaxScheme/cbc:CompanyID) or not(cac:TaxTotal/*/*/*/cbc:ID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34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34" office:value-type="string">
            <text:p>(cac:Item/cac:ClassifiedTaxCategory/cbc:ID) or not(/ubl:Invoice/cac:TaxTotal/*/*/*/cbc:ID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34" office:value-type="string">
            <text:p>(cac:AccountingCustomerParty/cac:Party/cac:PartyTaxScheme/cbc:CompanyID) or not(cac:TaxTotal/*/*/cbc:ID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34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34" office:value-type="string">
            <text:p>(cac:TaxTotal[cac:TaxSubtotal/cac:TaxCategory/cbc:ID = 'AE']/cbc:TaxableAmount = (cac:LegalMonetaryTotal/cbc:TaxExclusiveAmount)) or <text:s/>not(cac:TaxTotal[cac:TaxSubtotal/cac:TaxCategory/cbc:ID = 'AE']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9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34" office:value-type="string">
            <text:p>(cac:TaxTotal[cac:TaxSubtotal/cac:TaxCategory/cbc:ID = 'AE']/cbc:TaxAmount = 0) or <text:s/>not(cac:TaxTotal[cac:TaxSubtotal/cac:TaxCategory/cbc:ID = 'AE']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34" office:value-type="string">
            <text:p>(xs:decimal(cbc:LineExtensionAmount)) = (round(xs:decimal(sum(//cac:InvoiceLine/cbc:LineExtensionAmount)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0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34" office:value-type="string">
            <text:p>((cbc:ChargeTotalAmount) and (cbc:AllowanceTotalAmount) and ((xs:decimal(cbc:TaxExclusiveAmount)) = round((xs:decimal(cbc:LineExtensionAmount) + xs:decimal(cbc:ChargeTotalAmount) - xs:decimal(cbc:AllowanceTotalAmount)) * 10 * 10) div 100 )) <text:s/>or (not(cbc:ChargeTotalAmount) and (cbc:AllowanceTotalAmount) and ((xs:decimal(cbc:TaxExclusiveAmount)) = round((xs:decimal(cbc:LineExtensionAmount) - xs:decimal(cbc:AllowanceTotalAmount)) * 10 * 10 ) div 100)) or ((cbc:ChargeTotalAmount) and not(cbc:AllowanceTotalAmount) and ((xs:decimal(cbc:TaxExclusiveAmount)) = round((xs:decimal(cbc:LineExtensionAmount) + xs:decimal(cbc:ChargeTotalAmount)) * 10 * 10 ) div 100)) or (not(cbc:ChargeTotalAmount) and not(cbc:AllowanceTotalAmount) and (xs:decimal(cbc:TaxExclusiveAmount) = xs:decimal(cbc:LineExtensionAmount)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16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34" office:value-type="string">
            <text:p>((cbc:PayableRoundingAmount) and ((xs:decimal(cbc:TaxInclusiveAmount)) = (round((xs:decimal(cbc:TaxExclusiveAmount) + (xs:decimal(sum(/ubl:Invoice/cac:TaxTotal/cbc:TaxAmount))) + xs:decimal(cbc:PayableRoundingAmount)) *10 * 10) div 100))) or (not(cbc:PayableRoundingAmount) and <text:s/>((xs:decimal(cbc:TaxInclusiveAmount)) = round((xs:decimal(cbc:TaxExclusiveAmount) + (xs:decimal(sum(/ubl:Invoice/cac:TaxTotal/cbc:TaxAmount)))) * 10 * 10) div 100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34" office:value-type="string">
            <text:p>(xs:decimal(cbc:AllowanceTotalAmount)) = (round(xs:decimal(sum(/ubl:Invoice/cac:AllowanceCharge[cbc:ChargeIndicator="false"]/cbc:Amount)) * 10 * 10) div 100) or not(cbc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34" office:value-type="string">
            <text:p>(xs:decimal(cbc:ChargeTotalAmount)) = (round(xs:decimal(sum(/ubl:Invoice/cac:AllowanceCharge[cbc:ChargeIndicator="true"]/cbc:Amount)) * 10 * 10) div 100) or not(cbc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36" office:value-type="string">
            <text:p>((cbc:PrepaidAmount) and ((xs:decimal(cbc:PayableAmount)) = (round((xs:decimal(cbc:TaxInclusiveAmount) - xs:decimal(cbc:PrepaidAmount)) * 10 * 10) div 100))) or (xs:decimal(cbc:PayableAmount) = xs:decimal(cbc:TaxInclusiveAmount))</text:p>
          </table:table-cell>
          <table:table-cell table:style-name="ce44"/>
          <table:table-cell office:value-type="string">
            <text:p>Changed 20-3 </text:p>
          </table:table-cell>
          <table:table-cell table:style-name="ce21" table:number-columns-repeated="1016"/>
          <table:table-cell table:number-columns-repeated="3"/>
        </table:table-row>
        <table:table-row table:style-name="ro16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34" office:value-type="string">
            <text:p>((cac:TaxTotal[cac:TaxSubtotal/cac:TaxCategory/cac:TaxScheme/cbc:ID = 'VAT']/cbc:TaxAmount) and (round(xs:decimal(sum(cac:TaxTotal//cac:TaxSubtotal/cbc:TaxableAmount)) *10 * 10) div 100 = (xs:decimal(cac:LegalMonetaryTotal/cbc:TaxExclusiveAmount)))) or <text:s/>not((cac:TaxTotal[cac:TaxSubtotal/cac:TaxCategory/cac:TaxScheme/cbc:ID = 'VAT']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//cac: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35" office:value-type="string">
            <text:p>//cac:TaxSubtotal[cac:TaxCategory/cac:TaxScheme/cbc:ID = 'VAT']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34" office:value-type="string">
            <text:p>//cac:InvoiceLin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Invoice Period Information</text:p>
          </table:table-cell>
          <table:table-cell table:style-name="ce34" office:value-type="string">
            <text:p>//cac:Invoice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Allowance Charge</text:p>
          </table:table-cell>
          <table:table-cell table:style-name="ce34" office:value-type="string">
            <text:p>/ubl:Invoice/cac: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34" office:value-type="string">
            <text:p>/ubl: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34" office:value-type="string">
            <text:p>//cac:LegalMonetaryTotal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40">
          <table:table-cell table:style-name="ce21"/>
          <table:table-cell table:style-name="ce7"/>
          <table:table-cell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65412">
          <table:table-cell table:style-name="ce21"/>
          <table:table-cell table:style-name="ce7"/>
          <table:table-cell table:style-name="ce43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11">
          <table:table-cell table:style-name="ce21"/>
          <table:table-cell table:number-columns-repeated="2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9830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9" table:default-cell-style-name="Default"/>
        <table:table-column table:style-name="co3" table:default-cell-style-name="Default"/>
        <table:table-column table:style-name="co25" table:default-cell-style-name="ce29"/>
        <table:table-column table:style-name="co24" table:default-cell-style-name="Default"/>
        <table:table-column table:style-name="co26" table:default-cell-style-name="Default"/>
        <table:table-column table:style-name="co15" table:number-columns-repeated="1019" table:default-cell-style-name="Default"/>
        <table:table-row table:style-name="ro11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15" office:value-type="string">
            <text:p>(ram:CIIHExchangedDocument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15" office:value-type="string">
            <text:p>(ram:CIIHExchangedDocument/ram:IssueDateTim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15" office:value-type="string">
            <text:p>(//ram:IncludedCIILSupplyChainTradeLineItem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15" office:value-type="string">
            <text:p>(ram:Start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15" office:value-type="string">
            <text:p>(ram:End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15" office:value-type="string">
            <text:p>(ram: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15" office:value-type="string">
            <text:p>(ram:Categor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15" office:value-type="string">
            <text:p>((ram:TypeCode = '31') and (ram:PayeePartyCICreditorFinancialAccount/ram:IBANID)) or (ram:TypeCode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15" office:value-type="string">
            <text:p>(ram:Type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15" office:value-type="string">
            <text:p>//ram:IncludedCIILSupplyChainTradeLineItem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15" office:value-type="string">
            <text:p>/rsm:CrossIndustry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1" table:number-rows-repeated="65452">
          <table:table-cell table:style-name="ce21"/>
          <table:table-cell table:style-name="ce7"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11">
          <table:table-cell table:style-name="ce21"/>
          <table:table-cell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9830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tifacts" table:style-name="ta1">
        <table:table-column table:style-name="co15" table:default-cell-style-name="Default"/>
        <table:table-column table:style-name="co21" table:default-cell-style-name="Default"/>
        <table:table-column table:style-name="co15" table:number-columns-repeated="1022" table:default-cell-style-name="Default"/>
        <table:table-row table:style-name="ro10">
          <table:table-cell table:style-name="ce49" office:value-type="string">
            <text:p>Profile</text:p>
          </table:table-cell>
          <table:table-cell table:style-name="ce49" office:value-type="string">
            <text:p>Transaction</text:p>
          </table:table-cell>
          <table:table-cell table:style-name="ce49" office:value-type="string">
            <text:p>Binding</text:p>
          </table:table-cell>
          <table:table-cell table:style-name="ce49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UBL</text:p>
          </table:table-cell>
          <table:table-cell table:style-name="ce50" office:value-type="string">
            <text:p>BIIRULESCodesT10-UBL.sch</text:p>
          </table:table-cell>
          <table:table-cell table:style-name="ce51" office:value-type="string">
            <text:p>urn:oasis:names:specification:ubl:schema:xsd:Invoice-2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0-CEFACT.sch</text:p>
          </table:table-cell>
          <table:table-cell table:style-name="ce51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10" table:number-rows-repeated="65533">
          <table:table-cell table:style-name="ce10" table:number-columns-repeated="1024"/>
        </table:table-row>
        <table:table-row table:style-name="ro10" table:number-rows-repeated="9830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target-range-address="abstract.A1:abstract.AMJ104857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25/09/2015</text:date>, <text:time>16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9-25T16:51:48</dc:date>
    <meta:editing-cycles>300</meta:editing-cycles>
    <meta:editing-duration>P17DT15H57M36S</meta:editing-duration>
    <meta:document-statistic meta:table-count="4" meta:cell-count="840" meta:object-count="0"/>
  </office:meta>
</office:document-meta>
</file>